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OrientedOutputStream.write( byte [ ] b , int off , int le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ineOrientedOutputStream.process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Oriented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eOrientedOutputStream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eOrientedOutputStream.write( int c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